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B74953FF14008B38.png" manifest:media-type="image/png"/>
  <manifest:file-entry manifest:full-path="Pictures/100002010000078000000438FE4830063B0EE637.png" manifest:media-type="image/png"/>
  <manifest:file-entry manifest:full-path="Pictures/10000201000004B7000000F855398FC49BA90825.png" manifest:media-type="image/png"/>
  <manifest:file-entry manifest:full-path="Pictures/100002010000078000000438A8F5ADF99549C165.png" manifest:media-type="image/png"/>
  <manifest:file-entry manifest:full-path="Pictures/100002010000078000000438BD526B93BBE7F874.png" manifest:media-type="image/png"/>
  <manifest:file-entry manifest:full-path="Pictures/10000201000007800000043802F365FC36587A1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270d" officeooo:paragraph-rsid="0005270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: CHETHANA D</text:p>
      <text:p text:style-name="P1">USN <text:s text:c="4"/>: 1BM20CS405</text:p>
      <text:p text:style-name="P1"/>
      <text:p text:style-name="P1"><draw:frame draw:style-name="fr1" draw:name="Image1" text:anchor-type="paragraph" svg:width="17.59cm" svg:height="3.612cm" draw:z-index="0"><draw:image xlink:href="Pictures/10000201000004B7000000F855398FC49BA90825.png" xlink:type="simple" xlink:show="embed" xlink:actuate="onLoad" loext:mime-type="image/png"/></draw:frame></text:p>
      <text:p text:style-name="P1"/>
      <text:p text:style-name="P1"><draw:frame draw:style-name="fr1" draw:name="Image2" text:anchor-type="paragraph" svg:width="17.59cm" svg:height="9.894cm" draw:z-index="1"><draw:image xlink:href="Pictures/100002010000078000000438B74953FF14008B38.png" xlink:type="simple" xlink:show="embed" xlink:actuate="onLoad" loext:mime-type="image/png"/></draw:frame></text:p>
      <text:p text:style-name="P1"/>
      <text:p text:style-name="P1"><draw:frame draw:style-name="fr2" draw:name="Image3" text:anchor-type="paragraph" svg:width="17.59cm" svg:height="9.894cm" draw:z-index="2"><draw:image xlink:href="Pictures/100002010000078000000438FE4830063B0EE637.png" xlink:type="simple" xlink:show="embed" xlink:actuate="onLoad" loext:mime-type="image/png"/></draw:frame><text:soft-page-break/></text:p>
      <text:p text:style-name="P1"><draw:frame draw:style-name="fr1" draw:name="Image4" text:anchor-type="paragraph" svg:width="17.59cm" svg:height="9.894cm" draw:z-index="3"><draw:image xlink:href="Pictures/100002010000078000000438BD526B93BBE7F874.png" xlink:type="simple" xlink:show="embed" xlink:actuate="onLoad" loext:mime-type="image/png"/></draw:frame></text:p>
      <text:p text:style-name="P1"><draw:frame draw:style-name="fr2" draw:name="Image5" text:anchor-type="paragraph" svg:width="17.59cm" svg:height="9.894cm" draw:z-index="4"><draw:image xlink:href="Pictures/10000201000007800000043802F365FC36587A1F.png" xlink:type="simple" xlink:show="embed" xlink:actuate="onLoad" loext:mime-type="image/png"/></draw:frame><text:soft-page-break/></text:p>
      <text:p text:style-name="P1"/>
      <text:p text:style-name="P1"><draw:frame draw:style-name="fr1" draw:name="Image6" text:anchor-type="paragraph" svg:width="17.59cm" svg:height="9.894cm" draw:z-index="5"><draw:image xlink:href="Pictures/100002010000078000000438A8F5ADF99549C16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15:20:17.525505568</meta:creation-date>
    <dc:date>2022-04-27T15:26:04.188000997</dc:date>
    <meta:editing-duration>PT5M47S</meta:editing-duration>
    <meta:editing-cycles>1</meta:editing-cycles>
    <meta:document-statistic meta:table-count="0" meta:image-count="6" meta:object-count="0" meta:page-count="3" meta:paragraph-count="2" meta:word-count="7" meta:character-count="37" meta:non-whitespace-character-count="28"/>
    <meta:generator>LibreOffice/6.2.7.1$Linux_X86_64 LibreOffice_project/20$Build-1</meta:generator>
  </office:meta>
</office:document-meta>
</file>